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 style:list-style-name="WWNum4">
      <style:paragraph-properties fo:margin-top="0cm" fo:margin-bottom="0cm" loext:contextual-spacing="false" fo:line-height="150%" fo:text-align="justify" style:justify-single-word="false"/>
      <style:text-properties style:font-name="Times New Roman" officeooo:paragraph-rsid="000ccd91"/>
    </style:style>
    <style:style style:name="P2" style:family="paragraph" style:parent-style-name="Normal_20__28_Web_29_" style:list-style-name="WWNum4">
      <style:paragraph-properties fo:margin-top="0cm" fo:margin-bottom="0cm" loext:contextual-spacing="false" fo:line-height="150%" fo:text-align="justify" style:justify-single-word="false"/>
      <style:text-properties style:font-name="Times New Roman" officeooo:rsid="000ccd91" officeooo:paragraph-rsid="000ccd91"/>
    </style:style>
    <style:style style:name="P3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officeooo:rsid="000ccd91" officeooo:paragraph-rsid="000ccd91"/>
    </style:style>
    <style:style style:name="P4" style:family="paragraph" style:parent-style-name="Normal_20__28_Web_29_" style:list-style-name="WWNum4">
      <style:paragraph-properties fo:margin-top="0cm" fo:margin-bottom="0cm" loext:contextual-spacing="false" fo:line-height="150%" fo:text-align="justify" style:justify-single-word="false"/>
      <style:text-properties style:font-name="Times New Roman" officeooo:rsid="000d3fc9" officeooo:paragraph-rsid="000d3fc9"/>
    </style:style>
    <style:style style:name="P5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language="ru" fo:country="RU" officeooo:rsid="000ccd91" officeooo:paragraph-rsid="000ccd91"/>
    </style:style>
    <style:style style:name="P6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language="ru" fo:country="RU" officeooo:rsid="000ccd91" officeooo:paragraph-rsid="000d3fc9"/>
    </style:style>
    <style:style style:name="P7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language="ru" fo:country="RU" officeooo:rsid="000d3fc9" officeooo:paragraph-rsid="000d3fc9"/>
    </style:style>
    <style:style style:name="P8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language="ru" fo:country="RU" fo:font-weight="bold" officeooo:rsid="000d3fc9" officeooo:paragraph-rsid="000d3fc9" style:font-weight-asian="bold" style:font-weight-complex="bold"/>
    </style:style>
    <style:style style:name="P9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3pt" fo:font-style="italic" officeooo:rsid="000ccd91" officeooo:paragraph-rsid="000ccd91" style:font-size-asian="13pt" style:font-style-asian="italic" style:font-size-complex="13pt" style:font-style-complex="italic"/>
    </style:style>
    <style:style style:name="P10" style:family="paragraph" style:parent-style-name="Standard">
      <style:text-properties style:font-name="Times New Roman" officeooo:rsid="000ccd91" officeooo:paragraph-rsid="000d3fc9"/>
    </style:style>
    <style:style style:name="P11" style:family="paragraph" style:parent-style-name="Standard">
      <style:text-properties style:font-name="Times New Roman" officeooo:rsid="000ccd91" officeooo:paragraph-rsid="000ccd91"/>
    </style:style>
    <style:style style:name="T1" style:family="text">
      <style:text-properties style:font-name-complex="Tahoma1"/>
    </style:style>
    <style:style style:name="T2" style:family="text">
      <style:text-properties officeooo:rsid="000ccd91" style:font-name-complex="Tahoma1"/>
    </style:style>
    <style:style style:name="T3" style:family="text">
      <style:text-properties officeooo:rsid="000d3fc9" style:font-name-complex="Tahoma1"/>
    </style:style>
    <style:style style:name="T4" style:family="text">
      <style:text-properties fo:language="en" fo:country="US" style:font-name-complex="Tahoma1"/>
    </style:style>
    <style:style style:name="T5" style:family="text">
      <style:text-properties fo:language="en" fo:country="US" officeooo:rsid="000d3fc9" style:font-name-complex="Tahoma1"/>
    </style:style>
    <style:style style:name="T6" style:family="text">
      <style:text-properties officeooo:rsid="00202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Уважаемые поставщики ГК «Энергомикс»!</text:span></text:p>
      <text:p text:style-name="P11"/>
      <text:p text:style-name="P11">ГК «Энергомикс» внедряет систему управления транспортировками для поставщиков. Основные задачи системы:</text:p>
      <text:p text:style-name="P11"/>
      <text:list xml:id="list8939776005180646438" text:style-name="WWNum4">
        <text:list-item>
          <text:list>
            <text:list-item>
              <text:p text:style-name="P1"><text:span text:style-name="T1">Отслеживание статуса </text:span><text:span text:style-name="T2">транспортировки</text:span><text:span text:style-name="T1"> листа заказа в режиме реального времени в едином источнике для сотрудников компании и поставщиков. </text:span></text:p>
            </text:list-item>
            <text:list-item>
              <text:p text:style-name="P1"><text:span text:style-name="T1">Контроль поставок. Информация о плановом времени прихода </text:span><text:span text:style-name="T2">транспортного средства</text:span><text:span text:style-name="T1"> от поставщика.</text:span></text:p>
            </text:list-item>
            <text:list-item>
              <text:p text:style-name="P1"><text:span text:style-name="T1">Быстрое уведомление поставщиков и сотрудников склада об изменениях в расписании работы склада.</text:span></text:p>
            </text:list-item>
            <text:list-item>
              <text:p text:style-name="P2"><text:span text:style-name="T1">Контроль и данные для аналитики, в том числе </text:span><text:span text:style-name="T4">KPI</text:span><text:span text:style-name="T1"> поставщиков.</text:span></text:p>
            </text:list-item>
            <text:list-item>
              <text:p text:style-name="P4"><text:span text:style-name="T1">Безопасность складов — возможность пропуска только машин от поставщиков на территорию склада.</text:span></text:p>
            </text:list-item>
          </text:list>
        </text:list-item>
      </text:list>
      <text:p text:style-name="P3"><text:span text:style-name="T1"/></text:p>
      <text:p text:style-name="P9"><text:span text:style-name="T1">Каждый поставщик ГК «Энергомикс» должен заранее бронировать время прихода машины и длительность её разгрузки в системе, </text:span><text:span text:style-name="T3">а также предоставлять информацию о поставках (№ листа заказа, конечный склад-получатель, количество паллет и/или коробок).</text:span></text:p>
      <text:p text:style-name="P5"><text:span text:style-name="T1"/></text:p>
      <text:p text:style-name="P5"><text:span text:style-name="T1">Обращаю ваше внимание — для начала работы нет необходимости в установке программного обеспечения, </text:span><text:span text:style-name="T3">система доступна в виде </text:span><text:span text:style-name="T5">web-</text:span><text:span text:style-name="T3">приложения.</text:span></text:p>
      <text:p text:style-name="P5"><text:span text:style-name="T3"/></text:p>
      <text:p text:style-name="P7"><text:span text:style-name="T3">В </text:span><text:span text:style-name="T1">период с 11 по 25 июля происходит тестовая эксплуатация — у ваших сотрудников будет время для обучения работе в системы, также мы будем рады вашим пожеланиям и предложениям по совершенствованию портала.</text:span></text:p>
      <text:p text:style-name="P7"/>
      <text:p text:style-name="P8">Начиная с 1 августа приём автотранспорта от поставщиков, заранее не забронировавших время разгрузки в портале, будет выполняться только в случае наличия свободных окон, не забронированных другими поставщиками в системе.</text:p>
      <text:p text:style-name="P7"/>
      <text:p text:style-name="P6"><text:span text:style-name="T1">В приложении к письму находится инструкция по работе в систе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23cm" fo:margin-bottom="0.423cm" loext:contextual-spacing="false"/>
      <style:text-properties style:font-name="Times New Roman" fo:font-family="'Times New Roman'" style:font-family-generic="roman" style:font-pitch="variable" fo:font-size="12pt" fo:language="ru" fo:country="RU" style:font-size-asian="12pt" style:language-asian="ru" style:country-asian="RU" style:font-size-complex="12pt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1"/>
      </text:list-level-style-bullet>
      <text:list-level-style-bullet text:level="3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1"/>
      </text:list-level-style-bullet>
      <text:list-level-style-bullet text:level="5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1"/>
      </text:list-level-style-bullet>
      <text:list-level-style-bullet text:level="6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1"/>
      </text:list-level-style-bullet>
      <text:list-level-style-bullet text:level="7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1"/>
      </text:list-level-style-bullet>
      <text:list-level-style-bullet text:level="8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1"/>
      </text:list-level-style-bullet>
      <text:list-level-style-bullet text:level="9" text:style-name="ListLabel_20_13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5:30:50.360000000</meta:creation-date>
    <dc:date>2016-07-07T15:32:08.603000000</dc:date>
    <meta:editing-duration>PT47S</meta:editing-duration>
    <meta:editing-cycles>1</meta:editing-cycles>
    <meta:document-statistic meta:table-count="0" meta:image-count="0" meta:object-count="0" meta:page-count="1" meta:paragraph-count="12" meta:word-count="199" meta:character-count="1488" meta:non-whitespace-character-count="1302"/>
    <meta:generator>LibreOffice/5.0.2.2$Windows_x86 LibreOffice_project/37b43f919e4de5eeaca9b9755ed688758a8251fe</meta:generator>
  </office:meta>
</office:document-meta>
</file>